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ff" style:text-line-through-style="solid"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999999"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999999" style:text-line-through-style="solid" style:font-name="Calibri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color="#999999" style:text-line-through-style="solid" style:font-name="Calibri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fo:color="#c0c0c0" style:text-line-through-style="solid" style:font-name="Calibr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color="#c0c0c0" style:font-name="Calibri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c0c0c0"/>
    </style:style>
    <style:style style:name="P16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c0c0c0" style:text-line-through-style="solid"/>
    </style:style>
    <style:style style:name="T8" style:family="text">
      <style:text-properties fo:color="#999999"/>
    </style:style>
    <style:style style:name="T9" style:family="text">
      <style:text-properties fo:color="#999999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41651" text:style-name="L1">
        <text:list-header>
          <text:p text:style-name="P5"/>
        </text:list-header>
      </text:list>
      <text:p text:style-name="P2"/>
      <text:list xml:id="list26164846" text:continue-numbering="true" text:style-name="L1">
        <text:list-item>
          <text:p text:style-name="P5">(gov-registrant) </text:p>
          <text:list>
            <text:list-item>
              <text:p text:style-name="P6">what about the Experience and Expertise... how is this handled?</text:p>
            </text:list-item>
          </text:list>
        </text:list-item>
        <text:list-item>
          <text:p text:style-name="P5">Help-Desk</text:p>
          <text:list>
            <text:list-item>
              <text:p text:style-name="P6">what role handles granting help-desk permissions</text:p>
            </text:list-item>
          </text:list>
        </text:list-item>
        <text:list-item>
          <text:p text:style-name="P5">Comments </text:p>
          <text:list>
            <text:list-item>
              <text:p text:style-name="P6">What role will handle the comments from Registration? <text:s/>... no manager has been assigned at this point do we need a system-manager?</text:p>
            </text:list-item>
            <text:list-item>
              <text:p text:style-name="P6">Need Comment input screen</text:p>
            </text:list-item>
            <text:list-item>
              <text:p text:style-name="P6">Need Comment Reply input screen</text:p>
            </text:list-item>
          </text:list>
        </text:list-item>
        <text:list-item>
          <text:p text:style-name="P8">Add Welcome to the current session</text:p>
          <text:list>
            <text:list-item>
              <text:p text:style-name="P6"><text:span text:style-name="T8">Welcome </text:span><text:a xlink:type="simple" xlink:href="mailto:smithj@yahoo.com">smithj@yahoo.com</text:a><text:span text:style-name="T8">... getRegistrantByAccess</text:span></text:p>
            </text:list-item>
          </text:list>
        </text:list-item>
      </text:list>
      <text:p text:style-name="P2">ALL <text:s/></text:p>
      <text:p text:style-name="P2">(nrn-reviewer)(nrn-manager)(nrn-approver)(nrn-help-desk)(er-reviewer)(er-manager)(er-approver)(er-help-desk)</text:p>
      <text:p text:style-name="P2"/>
      <text:p text:style-name="P2">NRN </text:p>
      <text:p text:style-name="P2">(nrn-reviewer)(nrn-manager)(nrn-approver)(nrn-help-desk)</text:p>
      <text:p text:style-name="P2"/>
      <text:p text:style-name="P2">NRN No Revew</text:p>
      <text:p text:style-name="P2">(nrn-reviewer)(nrn-manager)(nrn-approver)(nrn-help-desk)</text:p>
      <text:p text:style-name="P2"/>
      <text:p text:style-name="P2">NRN No Mangaer</text:p>
      <text:p text:style-name="P2">(nrn-reviewer)(nrn-approver)(nrn-help-desk)</text:p>
      <text:p text:style-name="P2"/>
      <text:p text:style-name="P2">NRN NO Approver</text:p>
      <text:p text:style-name="P2">(nrn-reviewer)(nrn-manager)(nrn-help-desk)</text:p>
      <text:p text:style-name="P2"/>
      <text:p text:style-name="P2"/>
      <text:p text:style-name="P2"/>
      <text:p text:style-name="P2"/>
      <text:p text:style-name="P2">ER</text:p>
      <text:p text:style-name="P2">(er-reviewer)(er-manager)(er-approver)(er-help-desk)</text:p>
      <text:p text:style-name="P2"/>
      <text:p text:style-name="P2"/>
      <text:p text:style-name="P2"/>
      <text:p text:style-name="P2"/>
      <text:list xml:id="list26158504" text:continue-numbering="true" text:style-name="L1">
        <text:list-item>
          <text:p text:style-name="P5">Home SHPO</text:p>
          <text:list>
            <text:list-item>
              <text:p text:style-name="P8">#### GOV-GUEST</text:p>
              <text:list>
                <text:list-item>
                  <text:p text:style-name="P9">##### LOGIN </text:p>
                </text:list-item>
                <text:list-item>
                  <text:p text:style-name="P9">##### Forget Your Password </text:p>
                </text:list-item>
                <text:list-item>
                  <text:p text:style-name="P9">##### FIRST TIME </text:p>
                </text:list-item>
              </text:list>
            </text:list-item>
            <text:list-item>
              <text:p text:style-name="P5">#### GOV-REGISTRANT</text:p>
              <text:list>
                <text:list-item>
                  <text:p text:style-name="P8">##### COMPETE REGISTRATION LABEL</text:p>
                </text:list-item>
                <text:list-item>
                  <text:p text:style-name="P8">##### COMPLETE REGISTRATION CONTROL</text:p>
                </text:list-item>
              </text:list>
            </text:list-item>
            <text:list-item>
              <text:p text:style-name="P5">#### NRN-REVIEWER</text:p>
              <text:list>
                <text:list-item>
                  <text:p text:style-name="P6">##### FIRST TIME NRN REVIEWER</text:p>
                </text:list-item>
                <text:list-item>
                  <text:p text:style-name="P6">##### FIRST TIME NRN MANAGER</text:p>
                </text:list-item>
                <text:list-item>
                  <text:p text:style-name="P6">##### FIRST TIME NRN APPROVER</text:p>
                </text:list-item>
                <text:list-item>
                  <text:p text:style-name="P6">##### GUARANTEE of ROLE LABEL</text:p>
                </text:list-item>
                <text:list-item>
                  <text:p text:style-name="P6">##### FIRST TIME ER REVIEWER</text:p>
                </text:list-item>
                <text:list-item>
                  <text:p text:style-name="P6">##### FIRST TIME ER MANAGER</text:p>
                </text:list-item>
                <text:list-item>
                  <text:p text:style-name="P6">##### FIRST TIME ER APPROVER</text:p>
                </text:list-item>
                <text:list-item>
                  <text:p text:style-name="P6"/>
                </text:list-item>
              </text:list>
            </text:list-item>
            <text:list-item>
              <text:p text:style-name="P5">#### NRN-APPROVER</text:p>
            </text:list-item>
            <text:list-item>
              <text:p text:style-name="P5">#### NRN-MANAGER</text:p>
            </text:list-item>
            <text:list-item>
              <text:p text:style-name="P5">#### NRN-HELP-DESK</text:p>
            </text:list-item>
            <text:list-item>
              <text:p text:style-name="P5">#### ER-REVIEWER</text:p>
            </text:list-item>
            <text:list-item>
              <text:p text:style-name="P5">#### ER-APPROVER</text:p>
            </text:list-item>
            <text:list-item>
              <text:p text:style-name="P5">#### ER-MANAGER</text:p>
            </text:list-item>
            <text:list-item>
              <text:p text:style-name="P5">#### ER-HELP-DESK</text:p>
            </text:list-item>
          </text:list>
        </text:list-item>
        <text:list-item>
          <text:p text:style-name="P5">Home SHPO (gov-registrant) view </text:p>
          <text:list>
            <text:list-item>
              <text:p text:style-name="P6"/>
            </text:list-item>
          </text:list>
        </text:list-item>
        <text:list-item>
          <text:p text:style-name="P5">Home SHPO (nrn-reviewer) view </text:p>
          <text:list>
            <text:list-item>
              <text:p text:style-name="P6">permission First Time National Register Reviewer </text:p>
              <text:list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5">Home SHPO (nrn-approver) view </text:p>
          <text:list>
            <text:list-item>
              <text:p text:style-name="P6">permission First Time Approver</text:p>
            </text:list-item>
          </text:list>
        </text:list-item>
        <text:list-item>
          <text:p text:style-name="P5">Home SHPO (nrn-manager) view</text:p>
          <text:list>
            <text:list-item>
              <text:p text:style-name="P6">permission First time Manager</text:p>
            </text:list-item>
          </text:list>
        </text:list-item>
        <text:list-item>
          <text:p text:style-name="P5">Home SHPO (nrn-help-desk) view <text:s/></text:p>
          <text:list>
            <text:list-item>
              <text:p text:style-name="P6">Screen needs permissions</text:p>
            </text:list-item>
            <text:list-item>
              <text:p text:style-name="P6">permission First time NRN Help Desk</text:p>
            </text:list-item>
          </text:list>
        </text:list-item>
        <text:list-item>
          <text:p text:style-name="P5">Home SHPO (er-reviewer) view </text:p>
          <text:list>
            <text:list-item>
              <text:p text:style-name="P6">Permission Environmental Reviewer </text:p>
            </text:list-item>
            <text:list-item>
              <text:p text:style-name="P6">permission First Time ER Reviewer </text:p>
            </text:list-item>
          </text:list>
        </text:list-item>
        <text:list-item>
          <text:p text:style-name="P5">Home SHPO (er-approver) view </text:p>
          <text:list>
            <text:list-item>
              <text:p text:style-name="P6">permission First Time ER Approver</text:p>
            </text:list-item>
          </text:list>
        </text:list-item>
        <text:list-item>
          <text:p text:style-name="P5">Home SHPO (er-manager) view </text:p>
          <text:list>
            <text:list-item>
              <text:p text:style-name="P6">permission First time ER Manager</text:p>
            </text:list-item>
          </text:list>
        </text:list-item>
        <text:list-item>
          <text:p text:style-name="P5">Home SHPO (er-help-desk) view </text:p>
          <text:list>
            <text:list-item>
              <text:p text:style-name="P6">permission First time ER Help Desk</text:p>
            </text:list-item>
            <text:list-item>
              <text:p text:style-name="P5"/>
            </text:list-item>
          </text:list>
        </text:list-item>
        <text:list-item>
          <text:p text:style-name="P9"/>
          <text:list>
            <text:list-header>
              <text:p text:style-name="P5"/>
            </text:list-header>
          </text:list>
        </text:list-item>
        <text:list-item>
          <text:p text:style-name="P5">Home (nrn-editor)</text:p>
          <text:list>
            <text:list-item>
              <text:p text:style-name="P6">TOP menu not showing</text:p>
            </text:list-item>
            <text:list-item>
              <text:p text:style-name="P9">show NRN Activity Label</text:p>
            </text:list-item>
            <text:list-item>
              <text:p text:style-name="P9">show NRN Activity Counts for NRN Grid (invitations sent, comment counts, change counts)</text:p>
            </text:list-item>
            <text:list-item>
              <text:p text:style-name="P9">show NRN Upcoming Dead-Line Grid (nomination, days to next dead-line)</text:p>
            </text:list-item>
            <text:list-item>
              <text:p text:style-name="P9">add Storage for Activity_Summary, (invitations sent, comment counts, reply counts, change counts)</text:p>
            </text:list-item>
            <text:list-item>
              <text:p text:style-name="P9">add Storage for NRN_Upcomming_Dead_Line (nomination, days to next dead-line)</text:p>
            </text:list-item>
            <text:list-item>
              <text:p text:style-name="P6"/>
              <text:p text:style-name="P6"/>
            </text:list-item>
          </text:list>
        </text:list-item>
        <text:list-item>
          <text:p text:style-name="P5">Home (nrn-editor-proxy)</text:p>
          <text:list>
            <text:list-item>
              <text:p text:style-name="P6">TOP menu not showing</text:p>
            </text:list-item>
            <text:list-item>
              <text:p text:style-name="P9">show NRN Activity Proxy Label</text:p>
            </text:list-item>
            <text:list-item>
              <text:p text:style-name="P9">show NRN Activity Proxy Counts Grid (invitations recieved, comment counts, change counts)</text:p>
            </text:list-item>
            <text:list-item>
              <text:p text:style-name="P9">show NRN Upcoming Proxy Dead-Line Grid (nomination, days to next dead-line)</text:p>
            </text:list-item>
          </text:list>
        </text:list-item>
        <text:list-item>
          <text:p text:style-name="P5">Home (er-editor) view </text:p>
          <text:list>
            <text:list-item>
              <text:p text:style-name="P6">TOP menu not showing</text:p>
            </text:list-item>
            <text:list-item>
              <text:p text:style-name="P6">show ER Activity Proxy Label</text:p>
            </text:list-item>
            <text:list-item>
              <text:p text:style-name="P6">show ER Activity Proxy Counts Grid (invitations recieved, comment counts, change counts)</text:p>
            </text:list-item>
            <text:list-item>
              <text:p text:style-name="P6">show ER Upcoming Proxy Dead-Line Grid (nomination, days to next dead-line)</text:p>
            </text:list-item>
          </text:list>
        </text:list-item>
        <text:list-item>
          <text:p text:style-name="P5">Registration (registrant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Remove Created Date</text:p>
              <text:list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ence</text:p>
                </text:list-item>
              </text:list>
            </text:list-item>
            <text:list-item>
              <text:p text:style-name="P9">Phone Grid</text:p>
              <text:list>
                <text:list-item>
                  <text:p text:style-name="P9">New button ON</text:p>
                </text:list-item>
                <text:list-item>
                  <text:p text:style-name="P9">Edit button OFF</text:p>
                </text:list-item>
                <text:list-item>
                  <text:p text:style-name="P9">Remove access to Create Date</text:p>
                </text:list-item>
              </text:list>
            </text:list-item>
            <text:list-item>
              <text:p text:style-name="P9">Address Grid</text:p>
              <text:list>
                <text:list-item>
                  <text:p text:style-name="P9">New button ON</text:p>
                </text:list-item>
                <text:list-item>
                  <text:p text:style-name="P9">Edit button OFF</text:p>
                </text:list-item>
                <text:list-item>
                  <text:p text:style-name="P9">Remove access to Create Date</text:p>
                </text:list-item>
              </text:list>
            </text:list-item>
            <text:list-item>
              <text:p text:style-name="P9">Experinence Grid</text:p>
              <text:list>
                <text:list-item>
                  <text:p text:style-name="P9">New button ON</text:p>
                </text:list-item>
                <text:list-item>
                  <text:p text:style-name="P9">Edit button OFF</text:p>
                </text:list-item>
                <text:list-item>
                  <text:p text:style-name="P9">Remove access to Create Date</text:p>
                </text:list-item>
              </text:list>
            </text:list-item>
            <text:list-item>
              <text:p text:style-name="P10">Add to Comments</text:p>
              <text:list>
                <text:list-item>
                  <text:p text:style-name="P10">commenter/reply name</text:p>
                </text:list-item>
                <text:list-item>
                  <text:p text:style-name="P10">blank data</text:p>
                  <text:p text:style-name="P9"/>
                </text:list-item>
              </text:list>
            </text:list-item>
          </text:list>
        </text:list-item>
        <text:list-item>
          <text:p text:style-name="P5">Registration (nrn-edito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Create nrn-editor Data for smythj@yahoo.com</text:p>
              <text:list>
                <text:list-item>
                  <text:p text:style-name="P9">Telephone <text:s/></text:p>
                </text:list-item>
                <text:list-item>
                  <text:p text:style-name="P9">Mailing Address</text:p>
                </text:list-item>
                <text:list-item>
                  <text:p text:style-name="P9">Exprience</text:p>
                </text:list-item>
              </text:list>
            </text:list-item>
            <text:list-item>
              <text:p text:style-name="P9">Remove access to the Envion Review menu</text:p>
            </text:list-item>
          </text:list>
        </text:list-item>
        <text:list-item>
          <text:p text:style-name="P5">Registration (nrn-editor-proxy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Remove access to the Envion Review menu</text:p>
            </text:list-item>
            <text:list-item>
              <text:p text:style-name="P3"><text:span text:style-name="T9">Create nrn-editor-proxy Data for </text:span><text:a xlink:type="simple" xlink:href="mailto:jonesc@google.com">jonesc@google.com</text:a><text:span text:style-name="T9"> </text:span></text:p>
              <text:list>
                <text:list-item>
                  <text:p text:style-name="P9">Telephone <text:s/></text:p>
                </text:list-item>
                <text:list-item>
                  <text:p text:style-name="P9">Mailing Address</text:p>
                </text:list-item>
                <text:list-item>
                  <text:p text:style-name="P9">Exprience</text:p>
                </text:list-item>
              </text:list>
            </text:list-item>
            <text:list-item>
              <text:p text:style-name="P9">Remove access to Comment</text:p>
            </text:list-item>
          </text:list>
        </text:list-item>
        <text:list-item>
          <text:p text:style-name="P5">Registration (er-edito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Remove access to the Nat Reg menu</text:p>
            </text:list-item>
            <text:list-item>
              <text:p text:style-name="P3"><text:span text:style-name="T9">Create er-editor Data for smythj</text:span><text:a xlink:type="simple" xlink:href="mailto:jonesc@google.com">@yahoo.com</text:a><text:span text:style-name="T9"> </text:span></text:p>
              <text:list>
                <text:list-item>
                  <text:p text:style-name="P9">Telephone <text:s/></text:p>
                </text:list-item>
                <text:list-item>
                  <text:p text:style-name="P9">Mailing Address</text:p>
                </text:list-item>
                <text:list-item>
                  <text:p text:style-name="P9">Exprience</text:p>
                </text:list-item>
              </text:list>
            </text:list-item>
            <text:list-item>
              <text:p text:style-name="P9">Remove access to Comment</text:p>
            </text:list-item>
          </text:list>
        </text:list-item>
        <text:list-item>
          <text:p text:style-name="P5">Registration (er-editor-proxy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Remove access to the Nat Reg menu</text:p>
            </text:list-item>
            <text:list-item>
              <text:p text:style-name="P3"><text:span text:style-name="T9">Create er-editor-proxy Data for johnsonm</text:span><text:a xlink:type="simple" xlink:href="mailto:jonesc@google.com">@yahoo.com</text:a><text:span text:style-name="T9"> </text:span></text:p>
              <text:list>
                <text:list-item>
                  <text:p text:style-name="P9">Telephone <text:s/></text:p>
                </text:list-item>
                <text:list-item>
                  <text:p text:style-name="P9">Mailing Address</text:p>
                </text:list-item>
                <text:list-item>
                  <text:p text:style-name="P9">Exprience</text:p>
                </text:list-item>
              </text:list>
            </text:list-item>
            <text:list-item>
              <text:p text:style-name="P9">Remove access to Comment</text:p>
            </text:list-item>
          </text:list>
        </text:list-item>
        <text:list-item>
          <text:p text:style-name="P5">Registration (gov-registrant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configure access to menu Terms, Ask-SHPO? Logout</text:p>
            </text:list-item>
            <text:list-item>
              <text:p text:style-name="P9">remove Created dates from</text:p>
              <text:list>
                <text:list-item>
                  <text:p text:style-name="P9">phones</text:p>
                </text:list-item>
                <text:list-item>
                  <text:p text:style-name="P9">address</text:p>
                </text:list-item>
                <text:list-item>
                  <text:p text:style-name="P9">experience</text:p>
                </text:list-item>
              </text:list>
            </text:list-item>
          </text:list>
          <text:p text:style-name="P6"/>
          <text:list text:continue-numbering="true">
            <text:list-item>
              <text:p text:style-name="P9">Remove access to Comment</text:p>
            </text:list-item>
          </text:list>
        </text:list-item>
        <text:list-item>
          <text:p text:style-name="P5">Registration (nrn-reviewer) view </text:p>
          <text:list>
            <text:list-item>
              <text:p text:style-name="P9">remove Envir rev menu</text:p>
            </text:list-item>
            <text:list-item>
              <text:p text:style-name="P6">Add Role summary ready only ... Grid list of roles by actor</text:p>
            </text:list-item>
            <text:list-item>
              <text:p text:style-name="P6"><text:span text:style-name="T8">Create nrn-reviewer data </text:span><text:a xlink:type="simple" xlink:href="mailto:tg@michigan.gov">tg@michigan.gov</text:a></text:p>
              <text:list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ce</text:p>
                </text:list-item>
              </text:list>
            </text:list-item>
          </text:list>
        </text:list-item>
        <text:list-item>
          <text:p text:style-name="P5">Registration (nrn-approver) view </text:p>
          <text:list>
            <text:list-item>
              <text:p text:style-name="P9">remove Envir rev menu</text:p>
            </text:list-item>
            <text:list-item>
              <text:p text:style-name="P6">Add Role summary ready only... Grid list of roles by actor</text:p>
            </text:list-item>
            <text:list-item>
              <text:p text:style-name="P6"><text:span text:style-name="T8">Create nrn-reviewer data sr</text:span><text:a xlink:type="simple" xlink:href="mailto:tg@michigan.gov">@michigan.gov</text:a></text:p>
              <text:list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ce</text:p>
                </text:list-item>
              </text:list>
            </text:list-item>
            <text:list-item>
              <text:p text:style-name="P9">permissions for rd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</text:list>
            </text:list-item>
          </text:list>
        </text:list-item>
        <text:list-item>
          <text:p text:style-name="P5">Registration (nrn-manager) view </text:p>
          <text:list>
            <text:list-item>
              <text:p text:style-name="P9">remove Envir rev menu</text:p>
            </text:list-item>
            <text:list-item>
              <text:p text:style-name="P6">Add Role summary ready only... Grid list of roles by actor</text:p>
            </text:list-item>
            <text:list-item>
              <text:p text:style-name="P6"><text:span text:style-name="T8">Create nrn-reviewer data rd</text:span><text:a xlink:type="simple" xlink:href="mailto:tg@michigan.gov">@michigan.gov</text:a></text:p>
              <text:list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ce</text:p>
                </text:list-item>
              </text:list>
            </text:list-item>
            <text:list-item>
              <text:p text:style-name="P9">permissions for rd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</text:list>
        </text:list-item>
        <text:list-item>
          <text:p text:style-name="P5">Registration (nrn-help-desk) view </text:p>
          <text:list>
            <text:list-item>
              <text:p text:style-name="P9">remove Envir rev menu</text:p>
            </text:list-item>
            <text:list-item>
              <text:p text:style-name="P6">Add Role summary ready only... Grid list of roles by actor</text:p>
            </text:list-item>
            <text:list-item>
              <text:p text:style-name="P9">Create data for (nrn-reviewer) tt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9">comment</text:p>
                </text:list-item>
              </text:list>
            </text:list-item>
            <text:list-item>
              <text:p text:style-name="P3"><text:span text:style-name="T9">permissions for tt</text:span><text:a xlink:type="simple" xlink:href="mailto:tg@michigan.gov">@michigan.gov</text:a></text:p>
              <text:list>
                <text:list-item>
                  <text:p text:style-name="P9">menu (no er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8">Registration (er-reviewe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permissions for tg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reate data for tg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5">Registration (er-approve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permissions for sr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reate data for sr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5">Registration (er-manager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session for nrn-manager</text:p>
            </text:list-item>
            <text:list-item>
              <text:p text:style-name="P9">permissions for 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reate data for sr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5">Registration (er-help-desk) view </text:p>
          <text:list>
            <text:list-item>
              <text:p text:style-name="P6">Add Role summary ready only... Grid list of roles by actor</text:p>
            </text:list-item>
            <text:list-item>
              <text:p text:style-name="P9">session for nrn-help-desk</text:p>
            </text:list-item>
            <text:list-item>
              <text:p text:style-name="P9">permissions for @michigan.gov</text:p>
              <text:list>
                <text:list-item>
                  <text:p text:style-name="P9">menu <text:s/>(no nrn)</text:p>
                </text:list-item>
                <text:list-item>
                  <text:p text:style-name="P9">registrat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cne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reate data for sr@michigan.gov</text:p>
              <text:list>
                <text:list-item>
                  <text:p text:style-name="P9">registraion</text:p>
                </text:list-item>
                <text:list-item>
                  <text:p text:style-name="P9">phone</text:p>
                </text:list-item>
                <text:list-item>
                  <text:p text:style-name="P9">address</text:p>
                </text:list-item>
                <text:list-item>
                  <text:p text:style-name="P9">experinence</text:p>
                </text:list-item>
                <text:list-item>
                  <text:p text:style-name="P6"/>
                </text:list-item>
              </text:list>
            </text:list-item>
          </text:list>
        </text:list-item>
        <text:list-item>
          <text:p text:style-name="P12">Registration (system-administrator) view </text:p>
        </text:list-item>
        <text:list-item>
          <text:p text:style-name="P12"/>
        </text:list-item>
        <text:list-item>
          <text:p text:style-name="P12">Registration (workflow-designer) view </text:p>
        </text:list-item>
        <text:list-item>
          <text:p text:style-name="P5"/>
        </text:list-item>
      </text:list>
      <text:p text:style-name="P2"/>
      <text:p text:style-name="P2">(</text:p>
      <text:list xml:id="list26177144" text:continue-numbering="true" text:style-name="L1">
        <text:list-item>
          <text:list>
            <text:list-header>
              <text:p text:style-name="P6"/>
            </text:list-header>
          </text:list>
        </text:list-item>
        <text:list-item>
          <text:p text:style-name="P5">National Register Nominations (nrn-editor) (nrn-editor-proxy)</text:p>
          <text:list>
            <text:list-item>
              <text:p text:style-name="P6">show All NRN in Progress Grid (nomination, dead-line, comment count, change count)</text:p>
            </text:list-item>
            <text:list-item>
              <text:p text:style-name="P6">show NRN Invitations <text:s/>Label</text:p>
            </text:list-item>
            <text:list-item>
              <text:p text:style-name="P6">show All Received NRN Invitations Grid (from registrant, nomination, comment, counts, reply counts, change counts)</text:p>
            </text:list-item>
            <text:list-item>
              <text:p text:style-name="P6">show All Sent NRN Invitations Grid (to registrant, nomination, comment counts, reply counts, change counts)</text:p>
            </text:list-item>
            <text:list-item>
              <text:p text:style-name="P6">show NRN Dead-Line Grid (nomination, days to dead-line, dead-line-date)</text:p>
            </text:list-item>
          </text:list>
          <text:p text:style-name="P6"/>
        </text:list-item>
        <text:list-item>
          <text:p text:style-name="P5">National Register Nomination Prequalification</text:p>
          <text:list>
            <text:list-item>
              <text:p text:style-name="P6"/>
            </text:list-item>
          </text:list>
        </text:list-item>
        <text:list-item>
          <text:p text:style-name="P5">National Register Nomination </text:p>
          <text:list>
            <text:list-header>
              <text:p text:style-name="P6"/>
            </text:list-header>
          </text:list>
        </text:list-item>
        <text:list-item>
          <text:p text:style-name="P5">Environmental Review Screen (er-editor)</text:p>
          <text:list>
            <text:list-item>
              <text:p text:style-name="P6"/>
            </text:list-item>
          </text:list>
        </text:list-item>
        <text:list-item>
          <text:p text:style-name="P5">Environmental Reviews</text:p>
          <text:list>
            <text:list-item>
              <text:p text:style-name="P6">need to adjust the space between the Screens that show Labels ... they are too far apart</text:p>
            </text:list-item>
            <text:list-item>
              <text:p text:style-name="P6">Edit button is missing from Environ Revs in Progress grid</text:p>
            </text:list-item>
            <text:list-item>
              <text:p text:style-name="P6"/>
            </text:list-item>
          </text:list>
        </text:list-item>
        <text:list-item>
          <text:p text:style-name="P5">Comments</text:p>
          <text:list>
            <text:list-item>
              <text:p text:style-name="P6">need a hidden var to link screen to comment</text:p>
            </text:list-item>
          </text:list>
        </text:list-item>
        <text:list-item>
          <text:p text:style-name="P5">SHPO Home</text:p>
          <text:list>
            <text:list-item>
              <text:p text:style-name="P6">login button should goto <text:s/>SHPO Home (gov-registrant).html</text:p>
            </text:list-item>
          </text:list>
        </text:list-item>
        <text:list-item>
          <text:p text:style-name="P5">Functional-Requirements and Non-Functional-Requirements</text:p>
          <text:list>
            <text:list-item>
              <text:p text:style-name="P6">make xml tag to hold functional requirements for screen and database, ...</text:p>
              <text:list>
                <text:list-item>
                  <text:p text:style-name="P6">Functional-Requirement [name:] [text:]</text:p>
                </text:list-item>
                <text:list-item>
                  <text:p text:style-name="P6">Non-Functional-Requirement [name:] [text:]</text:p>
                </text:list-item>
              </text:list>
            </text:list-item>
            <text:list-item>
              <text:p text:style-name="P6">make template to display functional requirements for each screen, for each entity</text:p>
            </text:list-item>
          </text:list>
        </text:list-item>
        <text:list-item>
          <text:p text:style-name="P5">Internal Storage</text:p>
          <text:list>
            <text:list-item>
              <text:p text:style-name="P6">need xsl to show intenal storage </text:p>
            </text:list-item>
            <text:list-item>
              <text:p text:style-name="P6"/>
            </text:list-item>
            <text:list-item>
              <text:p text:style-name="P6">need graph to show relationships </text:p>
            </text:list-item>
            <text:list-item>
              <text:p text:style-name="P6"/>
            </text:list-item>
          </text:list>
        </text:list-item>
        <text:list-item>
          <text:p text:style-name="P11">Completed Applications</text:p>
          <text:list>
            <text:list-item>
              <text:p text:style-name="P10">define the data... is this going to be its own table or will it be part of the Application in progress with a flag. <text:s/>If in applications in progress the change name to ApplicationsAndReviews</text:p>
            </text:list-item>
          </text:list>
        </text:list-item>
        <text:list-item>
          <text:p text:style-name="P5">Oops Screen</text:p>
          <text:list>
            <text:list-item>
              <text:p text:style-name="P6">need to add button / link to send use back to home page. <text:s/></text:p>
            </text:list-item>
            <text:list-item>
              <text:p text:style-name="P6">Need You have reached this screen by mistake.</text:p>
            </text:list-item>
            <text:list-item>
              <text:p text:style-name="P6">Hitting an Oops page should autmatically log out the current user. <text:s/>Assume they are probing the the site.</text:p>
            </text:list-item>
          </text:list>
        </text:list-item>
        <text:list-item>
          <text:p text:style-name="P5">Home</text:p>
          <text:list>
            <text:list-item>
              <text:p text:style-name="P6">Need account request pages for ... everybody</text:p>
            </text:list-item>
          </text:list>
        </text:list-item>
        <text:list-item>
          <text:p text:style-name="P5">Terms of Use</text:p>
          <text:list>
            <text:list-item>
              <text:p text:style-name="P6">need to add permissions for (registrant),(help-desk-guest),(review-approver),(review-guest),(review-commenter),(workflow-designer)</text:p>
            </text:list-item>
          </text:list>
        </text:list-item>
        <text:list-item>
          <text:p text:style-name="P5">Entities Page</text:p>
          <text:list>
            <text:list-item>
              <text:p text:style-name="P13">Access column is not showing the proper access... applicants is no longer a role</text:p>
            </text:list-item>
            <text:list-item>
              <text:p text:style-name="P13">Access for table is not showing table permissions</text:p>
            </text:list-item>
            <text:list-item>
              <text:p text:style-name="P13">Type column is showing Page which has been converted to Screen</text:p>
            </text:list-item>
          </text:list>
        </text:list-item>
        <text:list-item>
          <text:p text:style-name="P5">Grid</text:p>
          <text:list>
            <text:list-item>
              <text:p text:style-name="P6">not showing proper application request Type i.e. Hidden-Value</text:p>
            </text:list-item>
          </text:list>
        </text:list-item>
        <text:list-item>
          <text:p text:style-name="P5">Buttons</text:p>
          <text:list>
            <text:list-item>
              <text:p text:style-name="P6">Need to add real links to buttons... may need for PDF indexing</text:p>
            </text:list-item>
          </text:list>
        </text:list-item>
        <text:list-item>
          <text:p text:style-name="P5">Goto Button</text:p>
          <text:list>
            <text:list-item>
              <text:p text:style-name="P6"><text:span text:style-name="T7">Add goto button</text:span> </text:p>
            </text:list-item>
            <text:list-item>
              <text:p text:style-name="P6">Add goto button red when no page is defined</text:p>
            </text:list-item>
          </text:list>
          <text:p text:style-name="P6"/>
        </text:list-item>
        <text:list-item>
          <text:p text:style-name="P16"><text:span text:style-name="T2">show PersectiveControls</text:span><text:span text:style-name="T1"> </text:span></text:p>
          <text:list>
            <text:list-item>
              <text:p text:style-name="P6">need to handle the rights for the control... make the show control less dependent on rights and access.</text:p>
            </text:list-item>
            <text:list-item>
              <text:p text:style-name="P13">Need to get rid of extra table rows when the rights cause the control not to be visible.</text:p>
            </text:list-item>
            <text:list-item>
              <text:p text:style-name="P13">Edit is missing the Created date</text:p>
            </text:list-item>
          </text:list>
          <text:p text:style-name="P6"/>
        </text:list-item>
        <text:list-item>
          <text:p text:style-name="P5">Screens</text:p>
          <text:list>
            <text:list-item>
              <text:p text:style-name="P6">output page numbers would be nice ... what a quick way to tally pages</text:p>
            </text:list-item>
            <text:list-item>
              <text:p text:style-name="P6"/>
            </text:list-item>
          </text:list>
        </text:list-item>
        <text:list-item>
          <text:p text:style-name="P5">Registration Page</text:p>
          <text:list>
            <text:list-item>
              <text:p text:style-name="P7">edit button is missing from the Mailing Address GRID</text:p>
              <text:list>
                <text:list-item>
                  <text:p text:style-name="P13">needed to add proper permissions</text:p>
                </text:list-item>
              </text:list>
            </text:list-item>
          </text:list>
        </text:list-item>
        <text:list-item>
          <text:p text:style-name="P5">Applications in Progress</text:p>
          <text:list>
            <text:list-item>
              <text:p text:style-name="P13">why is Overlays (registrant view) showing when no overlays are defined?</text:p>
            </text:list-item>
            <text:list-item>
              <text:p text:style-name="P13">Hidden-Values Environmental-Review and National-Register</text:p>
            </text:list-item>
          </text:list>
        </text:list-item>
        <text:list-item>
          <text:p text:style-name="P5">Screen Header</text:p>
          <text:list>
            <text:list-item>
              <text:p text:style-name="P13">add if statement to hide header image</text:p>
            </text:list-item>
          </text:list>
        </text:list-item>
        <text:list-item>
          <text:p text:style-name="P5">Page Footer</text:p>
          <text:list>
            <text:list-item>
              <text:p text:style-name="P6">need to give details for the links</text:p>
            </text:list-item>
            <text:list-item>
              <text:p text:style-name="P13">add if statement to hide footer</text:p>
            </text:list-item>
          </text:list>
        </text:list-item>
        <text:list-item>
          <text:p text:style-name="P6">Data-Controls</text:p>
          <text:list>
            <text:list-item>
              <text:p text:style-name="P13">Add condition handling to pass a page option via to the database control</text:p>
              <text:list>
                <text:list-item>
                  <text:list>
                    <text:list-item>
                      <text:p text:style-name="P14">settings for layout </text:p>
                      <text:list>
                        <text:list-item>
                          <text:p text:style-name="P15"><text:span text:style-name="T4">New</text:span><text:span text:style-name="T5"> [type: new-button][access: registrant,help.desk]</text:span></text:p>
                          <text:list>
                            <text:list-item>
                              <text:p text:style-name="P15"><text:span text:style-name="T5">Page [name: </text:span><text:span text:style-name="T5">New National Register Application</text:span><text:span text:style-name="T5">][type:overlay][interface:user]</text:span></text:p>
                              <text:list>
                                <text:list-item>
                                  <text:p text:style-name="P14">[definition: New National Register Application interface]</text:p>
                                </text:list-item>
                                <text:list-item>
                                  <text:p text:style-name="P15"><text:span text:style-name="T5">Data-Controls [name: DC</text:span><text:span text:style-name="T5">Applications_In_Progress </text:span><text:span text:style-name="T5">][table: </text:span><text:span text:style-name="T5">Applications_In_Progress</text:span><text:span text:style-name="T5">]</text:span></text:p>
                                  <text:list>
                                    <text:list-item>
                                      <text:p text:style-name="P14"><text:span text:style-name="T6">Hidden-Value</text:span> [name:aip_type][value:National-Register]</text:p>
                                    </text:list-item>
                                  </text:list>
                                </text:list-item>
                                <text:list-item>
                                  <text:p text:style-name="P14"><text:span text:style-name="T3">Close</text:span>[type: close-button]</text:p>
                                </text:list-item>
                                <text:list-item>
                                  <text:p text:style-name="P14"><text:span text:style-name="T3">Save</text:span> [type: save-button][access: registrant]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Data-Controls [name: <text:s/>GridDC][table: Applications_In_Progress]</text:p>
                          <text:list>
                            <text:list-item>
                              <text:p text:style-name="P14"><text:span text:style-name="T3">Edit</text:span> [type: edit-button][access: registrant,help.desk]</text:p>
                              <text:list>
                                <text:list-item>
                                  <text:p text:style-name="P15"><text:span text:style-name="T5">Page [name: </text:span><text:span text:style-name="T5">Change National Register Application</text:span><text:span text:style-name="T5">][type:overlay][interface:user]</text:span></text:p>
                                  <text:list>
                                    <text:list-item>
                                      <text:p text:style-name="P14">[definition: Edit Application interface]</text:p>
                                    </text:list-item>
                                    <text:list-item>
                                      <text:p text:style-name="P15"><text:span text:style-name="T5">Data-Controls [name: DCNAT</text:span><text:span text:style-name="T5">Applications_In_Progress </text:span><text:span text:style-name="T5">][table: </text:span><text:span text:style-name="T5">Applications_In_Progress]</text:span></text:p>
                                      <text:list>
                                        <text:list-item>
                                          <text:p text:style-name="P14"><text:span text:style-name="T6">Hidden-Value</text:span>[name:aip_type][value:National-Register]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"><text:span text:style-name="T3">Close</text:span>[type: close-button]</text:p>
                                    </text:list-item>
                                    <text:list-item>
                                      <text:p text:style-name="P14"><text:span text:style-name="T3">Save</text:span> [type: save-button][access: registrant]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UI</text:p>
          <text:list>
            <text:list-item>
              <text:p text:style-name="P13">Add Hidden-Value handling to the UI. <text:s/>This catches Hidden-Value passed from Data-Controls and provides a value for hidden inputs in the New and Edit overlays</text:p>
              <text:list>
                <text:list-item>
                  <text:p text:style-name="P14">example:</text:p>
                  <text:list>
                    <text:list-item>
                      <text:p text:style-name="P14">settings for database</text:p>
                      <text:list>
                        <text:list-item>
                          <text:p text:style-name="P14">Control [name:aip_type] <text:s/>[visible: true] [width:25][height:1][showon:create,update,read]</text:p>
                          <text:list>
                            <text:list-item>
                              <text:p text:style-name="P14">[definition: Defines the Application type.]</text:p>
                            </text:list-item>
                            <text:list-item>
                              <text:p text:style-name="P14">Permission [name:registrant][rights:create,read,update][default: National-Register]</text:p>
                            </text:list-item>
                            <text:list-item>
                              <text:p text:style-name="P14">Permission [name:help.desk][rights:create][default:National-Register]</text:p>
                            </text:list-item>
                            <text:list-item>
                              <text:p text:style-name="P14">UI[prompt: Application Request Type][title:Application Request Type] [type:hidden]</text:p>
                              <text:list>
                                <text:list-item>
                                  <text:p text:style-name="P14">Hidden-Value [value:National-Register]</text:p>
                                </text:list-item>
                                <text:list-item>
                                  <text:p text:style-name="P14">Hidden-Value [value:Environmental-Review]</text:p>
                                </text:list-item>
                              </text:list>
                            </text:list-item>
                            <text:list-item>
                              <text:p text:style-name="P14">Validation [type: character][required:true][validate:yes]</text:p>
                            </text:list-item>
                            <text:list-item>
                              <text:p text:style-name="P14">Column [type:character][size:25][format: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7DT3H46M47S</meta:editing-duration>
    <meta:editing-cycles>831</meta:editing-cycles>
    <meta:generator>OpenOffice.org/3.3$Win32 OpenOffice.org_project/330m20$Build-9567</meta:generator>
    <dc:date>2011-12-25T06:03:59.72</dc:date>
    <dc:creator>James Wilfong</dc:creator>
    <meta:document-statistic meta:table-count="0" meta:image-count="0" meta:object-count="0" meta:page-count="1" meta:paragraph-count="339" meta:word-count="1772" meta:character-count="11238"/>
    <meta:user-defined meta:name="Info 1"/>
    <meta:user-defined meta:name="Info 2"/>
    <meta:user-defined meta:name="Info 3"/>
    <meta:user-defined meta:name="Info 4"/>
  </office:meta>
</office:document-meta>
</file>